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5.667cm" style:rel-column-width="21845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3838f" officeooo:paragraph-rsid="0013838f"/>
    </style:style>
    <style:style style:name="P2" style:family="paragraph" style:parent-style-name="Text_20_body">
      <style:text-properties officeooo:rsid="0013838f" officeooo:paragraph-rsid="0013838f"/>
    </style:style>
    <style:style style:name="P3" style:family="paragraph" style:parent-style-name="Text_20_body">
      <style:text-properties officeooo:paragraph-rsid="0013838f"/>
    </style:style>
    <style:style style:name="P4" style:family="paragraph" style:parent-style-name="Heading_20_1">
      <style:paragraph-properties fo:break-before="page"/>
      <style:text-properties officeooo:rsid="0013838f" officeooo:paragraph-rsid="0013838f"/>
    </style:style>
    <style:style style:name="P5" style:family="paragraph" style:parent-style-name="Heading_20_1">
      <style:paragraph-properties fo:break-before="page"/>
      <style:text-properties officeooo:rsid="001499ba" officeooo:paragraph-rsid="001499ba"/>
    </style:style>
    <style:style style:name="P6" style:family="paragraph" style:parent-style-name="Heading_20_2">
      <style:text-properties officeooo:rsid="001499ba" officeooo:paragraph-rsid="001499ba"/>
    </style:style>
    <style:style style:name="P7" style:family="paragraph" style:parent-style-name="Standard">
      <style:text-properties officeooo:rsid="001499ba" officeooo:paragraph-rsid="001499ba"/>
    </style:style>
    <style:style style:name="P8" style:family="paragraph" style:parent-style-name="Table_20_Contents">
      <style:text-properties officeooo:rsid="001499ba" officeooo:paragraph-rsid="001499ba"/>
    </style:style>
    <style:style style:name="P9" style:family="paragraph" style:parent-style-name="Text_20_body">
      <style:text-properties officeooo:rsid="001499ba" officeooo:paragraph-rsid="001499ba"/>
    </style:style>
    <style:style style:name="P10" style:family="paragraph" style:parent-style-name="Text_20_body">
      <style:text-properties officeooo:rsid="00150f02" officeooo:paragraph-rsid="00150f02"/>
    </style:style>
    <style:style style:name="P11" style:family="paragraph" style:parent-style-name="Title">
      <style:text-properties officeooo:rsid="0013838f" officeooo:paragraph-rsid="0013838f"/>
    </style:style>
    <style:style style:name="T1" style:family="text">
      <style:text-properties officeooo:rsid="001499ba"/>
    </style:style>
    <style:style style:name="T2" style:family="text">
      <style:text-properties officeooo:rsid="00150f0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Título do projeto: <text:span text:style-name="T1">Open WBS</text:span></text:p>
      <text:p text:style-name="P2"/>
      <text:h text:style-name="P4" text:outline-level="1">Versão do Projeto</text:h>
      <table:table table:name="Tabela1" table:style-name="Tabela1">
        <table:table-column table:style-name="Tabela1.A" table:number-columns-repeated="3"/>
        <table:table-row>
          <table:table-cell table:style-name="Tabela1.A1" office:value-type="string">
            <text:p text:style-name="P1">Data</text:p>
          </table:table-cell>
          <table:table-cell table:style-name="Tabela1.A1" office:value-type="string">
            <text:p text:style-name="P1">Autor</text:p>
          </table:table-cell>
          <table:table-cell table:style-name="Tabela1.C1" office:value-type="string">
            <text:p text:style-name="P1">Versão</text:p>
          </table:table-cell>
        </table:table-row>
        <table:table-row>
          <table:table-cell table:style-name="Tabela1.A2" office:value-type="string">
            <text:p text:style-name="P8">11/06/2023</text:p>
          </table:table-cell>
          <table:table-cell table:style-name="Tabela1.A2" office:value-type="string">
            <text:p text:style-name="P8">Anderson Fonseca</text:p>
          </table:table-cell>
          <table:table-cell table:style-name="Tabela1.C2" office:value-type="string">
            <text:p text:style-name="P8">0.01</text:p>
          </table:table-cell>
        </table:table-row>
      </table:table>
      <text:p text:style-name="P3"/>
      <text:p text:style-name="P3"/>
      <text:h text:style-name="P4" text:outline-level="1">Índice</text:h>
      <text:p text:style-name="P3"/>
      <text:h text:style-name="P5" text:outline-level="1">1 Visão Geral</text:h>
      <text:p text:style-name="P7">Aplicação destinada para a criação de diagramas WBS (Work Breakdown Structure) usado em divisão de atividades de um projeto.</text:p>
      <text:h text:style-name="P6" text:outline-level="2">1.<text:span text:style-name="T2">1</text:span> Introdução</text:h>
      <text:p text:style-name="P9">Quando se está estruturando um projeto é necessário fazer uso de todo tipo de recurso que auxilie na visualização do mesmo como um todo, um diagrama WBS possibilita a visualização desse projeto de forma organizada pelo time estratégico responsável por tomar decisões e priorizar atividades relevantes durante a execução do projeto.</text:p>
      <text:h text:style-name="Heading_20_2" text:outline-level="2">1.2 O sistema</text:h>
      <text:p text:style-name="P10">O sistema deve possibilitar a edição e visualização de tópicos e aninhamento de subtópicos que compõem a estrutura de um diagrama WB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6:49:19.009992394</meta:creation-date>
    <dc:date>2023-06-11T21:31:22.222705306</dc:date>
    <meta:editing-duration>PT4H9M56S</meta:editing-duration>
    <meta:editing-cycles>3</meta:editing-cycles>
    <meta:generator>LibreOffice/7.5.3.2$Linux_X86_64 LibreOffice_project/67bf5ab3e8553b11738d1302ab7051a12dd8b40d</meta:generator>
    <meta:document-statistic meta:table-count="1" meta:image-count="0" meta:object-count="0" meta:page-count="4" meta:paragraph-count="15" meta:word-count="116" meta:character-count="724" meta:non-whitespace-character-count="623"/>
  </office:meta>
</office:document-meta>
</file>